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style:font-name-asian="Helvetica" style:font-name-complex="Helvetica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style:font-name-asian="Helvetica" style:font-name-complex="Helvetica"/>
    </style:style>
    <style:style style:name="P3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fo:font-weight="normal" style:font-name-asian="Helvetica" style:font-weight-asian="normal" style:font-name-complex="Helvetica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5" style:family="paragraph" style:parent-style-name="Standard" style:master-page-name="Standard">
      <style:paragraph-properties style:page-number="auto"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6" style:family="paragraph" style:parent-style-name="Standard" style:list-style-name="L1">
      <style:paragraph-properties>
        <style:tab-stops/>
      </style:paragraph-properties>
      <style:text-properties style:font-name="Helvetica" style:text-underline-style="none" style:font-name-asian="Helvetica" style:font-name-complex="Helvetica"/>
    </style:style>
    <style:style style:name="P7" style:family="paragraph" style:parent-style-name="Standard" style:list-style-name="L2">
      <style:paragraph-properties>
        <style:tab-stops/>
      </style:paragraph-properties>
      <style:text-properties style:font-name="Helvetica" style:text-underline-style="none" style:font-name-asian="Helvetica" style:font-name-complex="Helvetica"/>
    </style:style>
    <style:style style:name="P8" style:family="paragraph" style:parent-style-name="Standard" style:list-style-name="L4">
      <style:paragraph-properties>
        <style:tab-stops/>
      </style:paragraph-properties>
      <style:text-properties style:font-name="Helvetica" style:text-underline-style="none" style:font-name-asian="Helvetica" style:font-name-complex="Helvetica"/>
    </style:style>
    <style:style style:name="P9" style:family="paragraph" style:parent-style-name="Standard" style:list-style-name="L3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10" style:family="paragraph" style:parent-style-name="Standard" style:list-style-name="L5">
      <style:paragraph-properties>
        <style:tab-stops/>
      </style:paragraph-properties>
      <style:text-properties style:font-name="Helvetica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orldz Version History</text:p>
      <text:p text:style-name="P1"/>
      <text:p text:style-name="P1"><text:span text:style-name="T1">V1.00-dev2 (04/11/2010):</text:span> </text:p>
      <text:p text:style-name="P2">New Features:</text:p>
      <text:list xml:id="list723137920" text:style-name="L1">
        <text:list-item>
          <text:p text:style-name="P6">Altered the way worlds work in a radical way. There is no more separate Dungeon and Land – the two have been unified, and the limits on their size changed. There is no practical limit on the number of levels, rows and columns can be from 2 to 128, and floors can be from 1 to 16. This change completely broke compatibility with the world format used in V1.00-dev1.</text:p>
        </text:list-item>
        <text:list-item>
          <text:p text:style-name="P6">Improved the Script Editor. It is now possible to make scripts with multiple actions in them, and several new commands have been added to the scripting engine.</text:p>
        </text:list-item>
      </text:list>
      <text:p text:style-name="P2">Bug Fixes (All Platforms):</text:p>
      <text:list xml:id="list1343153163" text:style-name="L2">
        <text:list-item>
          <text:p text:style-name="P7">Ran FindBugs, a static code analyzer, on the code, which identified a bunch of bugs – all but 2 (which both aren't really bugs) have been fixed.</text:p>
        </text:list-item>
      </text:list>
      <text:p text:style-name="P2">Bug Fixes (Windows):</text:p>
      <text:list xml:id="list889001951" text:continue-numbering="true" text:style-name="L2">
        <text:list-item>
          <text:p text:style-name="P7">Crash reports are no longer written to a folder called “null” in the folder Worldz is stored in. Instead, they get written to a folder called Crash inside the user's home folder, which is the intended behavior.</text:p>
        </text:list-item>
      </text:list>
      <text:p text:style-name="P2">Other Changes (All Platforms):</text:p>
      <text:list xml:id="list201203373" text:style-name="L3">
        <text:list-item>
          <text:p text:style-name="P9">Reduced the size of the music that comes with the game, at the cost of some quality.</text:p>
        </text:list-item>
        <text:list-item>
          <text:p text:style-name="P9">Removed some menu commands that don't make much sense anymore.</text:p>
        </text:list-item>
      </text:list>
      <text:p text:style-name="P2">Other Changes (Mac OS X):</text:p>
      <text:list xml:id="list1659919729" text:style-name="L4">
        <text:list-item>
          <text:p text:style-name="P8">Updated the Quaqua library used for the user interface on Mac OS X to version 6.4.1.</text:p>
        </text:list-item>
      </text:list>
      <text:p text:style-name="P2">Other Changes (Windows):</text:p>
      <text:list xml:id="list1569342374" text:continue-numbering="true" text:style-name="L4">
        <text:list-item>
          <text:p text:style-name="P8">Fixed some user interface issues.</text:p>
        </text:list-item>
      </text:list>
      <text:p text:style-name="P2">Other Changes (Linux &amp; Other Platforms):</text:p>
      <text:list xml:id="list700411460" text:continue-numbering="true" text:style-name="L4">
        <text:list-item>
          <text:p text:style-name="P8">Fixed some user interface issues.</text:p>
        </text:list-item>
      </text:list>
      <text:p text:style-name="P1"/>
      <text:p text:style-name="P4">V1.00-dev1 (01/24/2010):</text:p>
      <text:p text:style-name="P3">New Features:</text:p>
      <text:list xml:id="list484917222" text:style-name="L5">
        <text:list-item>
          <text:p text:style-name="P10">Initial Beta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ahnell</meta:initial-creator>
    <dc:creator>Eric Ahnell</dc:creator>
    <meta:creation-date>2010-01-29T10:09:00</meta:creation-date>
    <dc:date>2010-04-11T11:32:43</dc:date>
    <meta:generator>OpenOffice.org/3.2$Unix OpenOffice.org_project/320m12$Build-9483</meta:generator>
    <meta:editing-duration>PT00H44M22S</meta:editing-duration>
    <meta:editing-cycles>28</meta:editing-cycles>
    <dc:title>Mazer5D Version History</dc:title>
    <meta:document-statistic meta:table-count="0" meta:image-count="0" meta:object-count="0" meta:page-count="1" meta:paragraph-count="21" meta:word-count="263" meta:character-count="1466"/>
  </office:meta>
</office:document-meta>
</file>